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10 Pitch" svg:font-family="'Courier 10 Pitch'" style:font-pitch="fixed"/>
    <style:font-face style:name="Bitstream Vera Sans" svg:font-family="'Bitstream Vera Sans'" style:font-family-generic="roman" style:font-pitch="variable"/>
    <style:font-face style:name="Nimbus Sans L" svg:font-family="'Nimbus Sans L'" style:font-family-generic="roman" style:font-pitch="variable"/>
    <style:font-face style:name="Bitstream Vera Sans1" svg:font-family="'Bitstream Vera Sans'" style:font-family-generic="swiss" style:font-pitch="variable"/>
    <style:font-face style:name="Century Gothic1" svg:font-family="'Century Gothic'" style:font-family-generic="swiss" style:font-pitch="variable"/>
    <style:font-face style:name="Century Gothic" svg:font-family="'Century Gothic'" style:font-adornments="Regular" style:font-family-generic="swiss" style:font-pitch="variable"/>
    <style:font-face style:name="Bitstream Vera Sans2" svg:font-family="'Bitstream Vera Sans'"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16cm" table:align="margins"/>
    </style:style>
    <style:style style:name="Table1.A" style:family="table-column">
      <style:table-column-properties style:column-width="7.999cm" style:rel-column-width="32767*"/>
    </style:style>
    <style:style style:name="Table1.B" style:family="table-column">
      <style:table-column-properties style:column-width="8.001cm" style:rel-column-width="32768*"/>
    </style:style>
    <style:style style:name="Table1.A1" style:family="table-cell">
      <style:table-cell-properties fo:padding="0.097cm" fo:border="none"/>
    </style:style>
    <style:style style:name="DocumentHistory" style:family="table">
      <style:table-properties style:width="15.997cm" table:align="left"/>
    </style:style>
    <style:style style:name="DocumentHistory.A" style:family="table-column">
      <style:table-column-properties style:column-width="2.595cm"/>
    </style:style>
    <style:style style:name="DocumentHistory.B" style:family="table-column">
      <style:table-column-properties style:column-width="2.201cm"/>
    </style:style>
    <style:style style:name="DocumentHistory.C" style:family="table-column">
      <style:table-column-properties style:column-width="3.745cm"/>
    </style:style>
    <style:style style:name="DocumentHistory.D" style:family="table-column">
      <style:table-column-properties style:column-width="7.456cm"/>
    </style:style>
    <style:style style:name="DocumentHistory.A1" style:family="table-cell">
      <style:table-cell-properties fo:padding="0.097cm" fo:border-left="0.002cm solid #000000" fo:border-right="none" fo:border-top="0.002cm solid #000000" fo:border-bottom="0.002cm solid #000000"/>
    </style:style>
    <style:style style:name="DocumentHistory.D1" style:family="table-cell">
      <style:table-cell-properties fo:padding="0.097cm" fo:border="0.002cm solid #000000"/>
    </style:style>
    <style:style style:name="DocumentHistory.A2" style:family="table-cell">
      <style:table-cell-properties fo:padding="0.097cm" fo:border-left="0.002cm solid #000000" fo:border-right="none" fo:border-top="none" fo:border-bottom="0.002cm solid #000000"/>
    </style:style>
    <style:style style:name="DocumentHistory.D2" style:family="table-cell">
      <style:table-cell-properties fo:padding="0.097cm" fo:border-left="0.002cm solid #000000" fo:border-right="0.002cm solid #000000" fo:border-top="none" fo:border-bottom="0.002cm solid #000000"/>
    </style:style>
    <style:style style:name="Table13" style:family="table">
      <style:table-properties style:width="15.997cm" table:align="left"/>
    </style:style>
    <style:style style:name="Table13.A" style:family="table-column">
      <style:table-column-properties style:column-width="7.56cm"/>
    </style:style>
    <style:style style:name="Table13.B" style:family="table-column">
      <style:table-column-properties style:column-width="8.437cm"/>
    </style:style>
    <style:style style:name="Table13.A1" style:family="table-cell">
      <style:table-cell-properties fo:padding="0.097cm" fo:border="none"/>
    </style:style>
    <style:style style:name="Table5" style:family="table">
      <style:table-properties style:width="16.007cm" fo:margin-left="0cm" fo:margin-right="-0.007cm" table:align="margins"/>
    </style:style>
    <style:style style:name="Table5.A" style:family="table-column">
      <style:table-column-properties style:column-width="2.621cm" style:rel-column-width="10733*"/>
    </style:style>
    <style:style style:name="Table5.B" style:family="table-column">
      <style:table-column-properties style:column-width="13.386cm" style:rel-column-width="54802*"/>
    </style:style>
    <style:style style:name="Table5.A1" style:family="table-cell">
      <style:table-cell-properties fo:padding="0.097cm" fo:border="none"/>
    </style:style>
    <style:style style:name="Table5.B2" style:family="table-cell">
      <style:table-cell-properties style:vertical-align="top" fo:padding="0.097cm" fo:border="none"/>
    </style:style>
    <style:style style:name="Table6" style:family="table">
      <style:table-properties style:width="16.007cm" fo:margin-left="0cm" fo:margin-right="-0.007cm" table:align="margins"/>
    </style:style>
    <style:style style:name="Table6.A" style:family="table-column">
      <style:table-column-properties style:column-width="2.621cm" style:rel-column-width="10733*"/>
    </style:style>
    <style:style style:name="Table6.B" style:family="table-column">
      <style:table-column-properties style:column-width="13.386cm" style:rel-column-width="54802*"/>
    </style:style>
    <style:style style:name="Table6.A1" style:family="table-cell">
      <style:table-cell-properties fo:padding="0.097cm" fo:border="none"/>
    </style:style>
    <style:style style:name="Table6.B2" style:family="table-cell">
      <style:table-cell-properties style:vertical-align="top" fo:padding="0.097cm" fo:border="none"/>
    </style:style>
    <style:style style:name="Table7" style:family="table">
      <style:table-properties style:width="16.007cm" fo:margin-left="0cm" fo:margin-right="-0.007cm" table:align="margins" style:may-break-between-rows="false"/>
    </style:style>
    <style:style style:name="Table7.A" style:family="table-column">
      <style:table-column-properties style:column-width="2.621cm" style:rel-column-width="10733*"/>
    </style:style>
    <style:style style:name="Table7.B" style:family="table-column">
      <style:table-column-properties style:column-width="13.386cm" style:rel-column-width="54802*"/>
    </style:style>
    <style:style style:name="Table7.A1" style:family="table-cell">
      <style:table-cell-properties fo:padding="0.097cm" fo:border="none"/>
    </style:style>
    <style:style style:name="Table8" style:family="table">
      <style:table-properties style:width="16.007cm" fo:margin-left="0cm" fo:margin-right="-0.007cm" table:align="margins"/>
    </style:style>
    <style:style style:name="Table8.A" style:family="table-column">
      <style:table-column-properties style:column-width="2.621cm" style:rel-column-width="10733*"/>
    </style:style>
    <style:style style:name="Table8.B" style:family="table-column">
      <style:table-column-properties style:column-width="13.386cm" style:rel-column-width="54802*"/>
    </style:style>
    <style:style style:name="Table8.A1" style:family="table-cell">
      <style:table-cell-properties fo:padding="0.097cm" fo:border="none"/>
    </style:style>
    <style:style style:name="Table8.B2" style:family="table-cell">
      <style:table-cell-properties style:vertical-align="top" fo:padding="0.097cm" fo:border="none"/>
    </style:style>
    <style:style style:name="Table9" style:family="table">
      <style:table-properties style:width="16.007cm" fo:margin-left="0cm" fo:margin-right="-0.007cm" table:align="margins"/>
    </style:style>
    <style:style style:name="Table9.A" style:family="table-column">
      <style:table-column-properties style:column-width="2.621cm" style:rel-column-width="10733*"/>
    </style:style>
    <style:style style:name="Table9.B" style:family="table-column">
      <style:table-column-properties style:column-width="13.386cm" style:rel-column-width="54802*"/>
    </style:style>
    <style:style style:name="Table9.A1" style:family="table-cell">
      <style:table-cell-properties fo:padding="0.097cm" fo:border="none"/>
    </style:style>
    <style:style style:name="Table9.B2" style:family="table-cell">
      <style:table-cell-properties style:vertical-align="top" fo:padding="0.097cm" fo:border="none"/>
    </style:style>
    <style:style style:name="Table10" style:family="table">
      <style:table-properties style:width="16.007cm" fo:margin-left="0cm" fo:margin-right="-0.007cm" table:align="margins"/>
    </style:style>
    <style:style style:name="Table10.A" style:family="table-column">
      <style:table-column-properties style:column-width="2.621cm" style:rel-column-width="10733*"/>
    </style:style>
    <style:style style:name="Table10.B" style:family="table-column">
      <style:table-column-properties style:column-width="13.386cm" style:rel-column-width="54802*"/>
    </style:style>
    <style:style style:name="Table10.A1" style:family="table-cell">
      <style:table-cell-properties fo:padding="0.097cm" fo:border="none"/>
    </style:style>
    <style:style style:name="Table10.B2" style:family="table-cell">
      <style:table-cell-properties style:vertical-align="top" fo:padding="0.097cm" fo:border="none"/>
    </style:style>
    <style:style style:name="Table14" style:family="table">
      <style:table-properties style:width="16cm" table:align="margins"/>
    </style:style>
    <style:style style:name="Table14.A" style:family="table-column">
      <style:table-column-properties style:column-width="16cm" style:rel-column-width="65535*"/>
    </style:style>
    <style:style style:name="Table14.A1" style:family="table-cell">
      <style:table-cell-properties fo:padding="0.097cm" fo:border="0.002cm solid #000000"/>
    </style:style>
    <style:style style:name="Table12" style:family="table">
      <style:table-properties style:width="16cm" table:align="margins" fo:keep-with-next="always"/>
    </style:style>
    <style:style style:name="Table12.A" style:family="table-column">
      <style:table-column-properties style:column-width="16cm" style:rel-column-width="65535*"/>
    </style:style>
    <style:style style:name="Table12.A1" style:family="table-cell">
      <style:table-cell-properties fo:padding="0.097cm" fo:border="0.002cm solid #000000"/>
    </style:style>
    <style:style style:name="Table2" style:family="table">
      <style:table-properties style:width="16cm" table:align="margins" fo:keep-with-next="always"/>
    </style:style>
    <style:style style:name="Table2.A" style:family="table-column">
      <style:table-column-properties style:column-width="16cm" style:rel-column-width="65535*"/>
    </style:style>
    <style:style style:name="Table2.A1" style:family="table-cell">
      <style:table-cell-properties fo:padding="0.097cm" fo:border="0.002cm solid #000000"/>
    </style:style>
    <style:style style:name="Table3" style:family="table">
      <style:table-properties style:width="16cm" table:align="margins" fo:keep-with-next="always"/>
    </style:style>
    <style:style style:name="Table3.A" style:family="table-column">
      <style:table-column-properties style:column-width="16cm" style:rel-column-width="65535*"/>
    </style:style>
    <style:style style:name="Table3.A1" style:family="table-cell">
      <style:table-cell-properties fo:padding="0.097cm" fo:border="0.002cm solid #000000"/>
    </style:style>
    <style:style style:name="Table11" style:family="table">
      <style:table-properties style:width="16cm" table:align="margins" fo:keep-with-next="always"/>
    </style:style>
    <style:style style:name="Table11.A" style:family="table-column">
      <style:table-column-properties style:column-width="16cm" style:rel-column-width="65535*"/>
    </style:style>
    <style:style style:name="Table11.A1" style:family="table-cell">
      <style:table-cell-properties fo:padding="0.097cm" fo:border="0.002cm solid #000000"/>
    </style:style>
    <style:style style:name="Table4" style:family="table">
      <style:table-properties style:width="16cm" table:align="margins" fo:keep-with-next="always"/>
    </style:style>
    <style:style style:name="Table4.A" style:family="table-column">
      <style:table-column-properties style:column-width="16cm" style:rel-column-width="65535*"/>
    </style:style>
    <style:style style:name="Table4.A1" style:family="table-cell">
      <style:table-cell-properties fo:padding="0.097cm" fo:border="0.002cm solid #000000"/>
    </style:style>
    <style:style style:name="P1" style:family="paragraph" style:parent-style-name="Text_20_body">
      <style:paragraph-properties fo:text-align="center" style:justify-single-word="false"/>
      <style:text-properties fo:font-size="22pt" style:font-size-asian="22pt" style:font-size-complex="22pt"/>
    </style:style>
    <style:style style:name="P2" style:family="paragraph" style:parent-style-name="Text_20_body">
      <style:paragraph-properties fo:text-align="center" style:justify-single-word="false"/>
    </style:style>
    <style:style style:name="P3" style:family="paragraph" style:parent-style-name="Text_20_body">
      <style:paragraph-properties fo:break-before="page"/>
      <style:text-properties fo:font-weight="bold" style:font-weight-asian="bold"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Contents_20_2">
      <style:paragraph-properties>
        <style:tab-stops>
          <style:tab-stop style:position="15.501cm" style:type="right" style:leader-style="dotted" style:leader-text="."/>
        </style:tab-stops>
      </style:paragraph-properties>
    </style:style>
    <style:style style:name="P8" style:family="paragraph" style:parent-style-name="Contents_20_3">
      <style:paragraph-properties>
        <style:tab-stops>
          <style:tab-stop style:position="15.002cm" style:type="right" style:leader-style="dotted" style:leader-text="."/>
        </style:tab-stops>
      </style:paragraph-properties>
    </style:style>
    <style:style style:name="P9" style:family="paragraph" style:parent-style-name="Heading_20_1" style:list-style-name="Numbering_20_1"/>
    <style:style style:name="P10" style:family="paragraph" style:parent-style-name="Text_20_body">
      <style:paragraph-properties fo:text-align="justify" style:justify-single-word="false"/>
    </style:style>
    <style:style style:name="P1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12" style:family="paragraph">
      <style:paragraph-properties fo:margin-left="0cm" fo:margin-right="0cm" fo:margin-top="0cm" fo:margin-bottom="0cm" fo:line-height="100%" fo:text-align="center" text:enable-numbering="false" fo:text-indent="0cm"/>
    </style:style>
    <style:style style:name="P1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Century Gothic1" fo:font-size="12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14" style:family="paragraph">
      <style:paragraph-properties fo:margin-left="0cm" fo:margin-right="0cm" fo:margin-top="0cm" fo:margin-bottom="0cm" fo:line-height="100%" text:enable-numbering="false" fo:text-indent="0cm"/>
    </style:style>
    <style:style style:name="P15"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Century Gothic1" fo:font-size="12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1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Century Gothic1"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17" style:family="paragraph" style:parent-style-name="Text_20_body" style:list-style-name="L1"/>
    <style:style style:name="P18" style:family="paragraph" style:parent-style-name="Text_20_body" style:list-style-name="L2"/>
    <style:style style:name="P19" style:family="paragraph" style:parent-style-name="Standard">
      <style:paragraph-properties fo:text-align="justify" style:justify-single-word="false"/>
    </style:style>
    <style:style style:name="P20" style:family="paragraph" style:parent-style-name="Heading_20_2"/>
    <style:style style:name="P21" style:family="paragraph" style:parent-style-name="Table_20_Contents">
      <style:text-properties style:font-size-asian="12pt" style:font-size-complex="12pt"/>
    </style:style>
    <style:style style:name="P22" style:family="paragraph" style:parent-style-name="Table_20_Contents">
      <style:paragraph-properties fo:text-align="start" style:justify-single-word="false"/>
      <style:text-properties style:font-size-asian="12pt" style:font-size-complex="12pt"/>
    </style:style>
    <style:style style:name="P23" style:family="paragraph" style:parent-style-name="Table_20_Contents">
      <style:paragraph-properties fo:text-align="justify" style:justify-single-word="false"/>
      <style:text-properties style:font-size-asian="12pt" style:font-size-complex="12pt"/>
    </style:style>
    <style:style style:name="P24" style:family="paragraph" style:parent-style-name="Table_20_Contents">
      <style:paragraph-properties fo:text-align="justify" style:justify-single-word="false"/>
    </style:style>
    <style:style style:name="P25" style:family="paragraph" style:parent-style-name="Text_20_body" style:list-style-name="L3">
      <style:paragraph-properties fo:text-align="justify" style:justify-single-word="false"/>
    </style:style>
    <style:style style:name="P26" style:family="paragraph" style:parent-style-name="Text_20_body" style:list-style-name="L4">
      <style:paragraph-properties fo:text-align="justify" style:justify-single-word="false"/>
    </style:style>
    <style:style style:name="P27" style:family="paragraph" style:parent-style-name="Text_20_body">
      <style:paragraph-properties fo:text-align="justify" style:justify-single-word="false"/>
      <style:text-properties style:font-name="Courier 10 Pitch"/>
    </style:style>
    <style:style style:name="P28" style:family="paragraph" style:parent-style-name="Table_20_Contents">
      <style:paragraph-properties fo:text-align="justify" style:justify-single-word="false"/>
      <style:text-properties style:font-name="Courier 10 Pitch"/>
    </style:style>
    <style:style style:name="P29" style:family="paragraph" style:parent-style-name="Heading_20_2">
      <style:paragraph-properties fo:text-align="justify" style:justify-single-word="false"/>
    </style:style>
    <style:style style:name="P30" style:family="paragraph" style:parent-style-name="Table_20_Contents">
      <style:text-properties style:font-name="Courier 10 Pitch"/>
    </style:style>
    <style:style style:name="T1" style:family="text">
      <style:text-properties style:text-position="super 58%"/>
    </style:style>
    <style:style style:name="T2" style:family="text">
      <style:text-properties style:use-window-font-color="true" style:text-outline="false" style:text-line-through-style="none" style:font-name="Century Gothic1" fo:font-size="12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3" style:family="text">
      <style:text-properties style:font-name="Courier 10 Pitch"/>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_20_2" svg:stroke-width="0cm" svg:stroke-color="#000000" draw:marker-start="" draw:marker-start-width="0.3cm" draw:marker-start-center="false" draw:marker-end="" draw:marker-end-width="0.3cm" draw:marker-end-center="false" draw:fill="solid" draw:fill-color="#c0c0c0" draw:fill-gradient-name="Gradient_20_7" draw:fill-hatch-name="Hatch_20_1"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draw:stroke-dash="Dash_20_3" svg:stroke-width="0cm" svg:stroke-color="#000000" draw:marker-start="" draw:marker-start-width="0.3cm" draw:marker-start-center="false" draw:marker-end="" draw:marker-end-width="0.3cm" draw:marker-end-center="false" draw:fill="solid" draw:fill-color="#23b8dc" draw:fill-gradient-name="Gradient_20_7" draw:fill-hatch-name="Hatch_20_2"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4" svg:stroke-width="0cm" svg:stroke-color="#000000" draw:marker-start="" draw:marker-start-width="0.3cm" draw:marker-start-center="false" draw:marker-end="" draw:marker-end-width="0.3cm" draw:marker-end-center="false" draw:fill="solid" draw:fill-color="#23b8dc" draw:fill-gradient-name="Gradient_20_7" draw:fill-hatch-name="Hatch_20_3"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draw:stroke-dash="Dash_20_5" svg:stroke-width="0cm" svg:stroke-color="#000000" draw:marker-start="" draw:marker-start-width="0.3cm" draw:marker-start-center="false" draw:marker-end="" draw:marker-end-width="0.3cm" draw:marker-end-center="false" draw:fill="none" draw:fill-color="#ffffff" draw:fill-gradient-name="Gradient_20_7" draw:fill-hatch-name="Hatch_20_4" draw:fill-image-name="Bitmape_20_1" draw:fill-image-width="0cm" draw:fill-image-height="0cm" draw:textarea-horizontal-align="center" draw:textarea-vertical-align="middle" fo:min-height="0.342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6" svg:stroke-width="0cm" svg:stroke-color="#000000" draw:marker-start="" draw:marker-start-width="0.3cm" draw:marker-start-center="false" draw:marker-end="" draw:marker-end-width="0.3cm" draw:marker-end-center="false" draw:fill="solid" draw:fill-color="#23b8dc" draw:fill-gradient-name="Gradient_20_7" draw:fill-hatch-name="Hatch_20_5" draw:fill-image-name="Bitmape_20_1" draw:fill-image-width="0cm" draw:fill-image-height="0cm" draw:textarea-horizontal-align="justify" draw:textarea-vertical-align="bottom" draw:auto-grow-height="false" fo:padding-top="0.125cm" fo:padding-bottom="0.025cm" fo:padding-left="0.25cm" fo:padding-right="0.25cm" draw:shadow="hidden" draw:shadow-offset-x="0.3cm" draw:shadow-offset-y="0.3cm" draw:shadow-color="#808080" style:run-through="foreground"/>
    </style:style>
    <style:style style:name="gr7" style:family="graphic">
      <style:graphic-properties draw:stroke="solid" draw:stroke-dash="Dash_20_7" svg:stroke-width="0cm" svg:stroke-color="#000000" draw:marker-start="" draw:marker-start-width="0.3cm" draw:marker-start-center="false" draw:marker-end="" draw:marker-end-width="0.3cm" draw:marker-end-center="false" draw:fill="solid" draw:fill-color="#23b8dc" draw:fill-gradient-name="Gradient_20_7" draw:fill-hatch-name="Hatch_20_6" draw:fill-image-name="Bitmape_20_1" draw:fill-image-width="0cm" draw:fill-image-height="0cm" draw:textarea-horizontal-align="justify" draw:textarea-vertical-align="bottom" draw:auto-grow-height="false" fo:padding-top="0.125cm" fo:padding-bottom="0.025cm" fo:padding-left="0.25cm" fo:padding-right="0.25cm" draw:shadow="hidden" draw:shadow-offset-x="0.3cm" draw:shadow-offset-y="0.3cm" draw:shadow-color="#808080" style:run-through="foreground"/>
    </style:style>
    <style:style style:name="gr8" style:family="graphic">
      <style:graphic-properties draw:stroke="none" draw:stroke-dash="Dash_20_8" svg:stroke-width="0cm" svg:stroke-color="#000000" draw:marker-start="" draw:marker-start-width="0.3cm" draw:marker-start-center="false" draw:marker-end="" draw:marker-end-width="0.3cm" draw:marker-end-center="false" draw:fill="none" draw:fill-color="#ffffff" draw:fill-gradient-name="Gradient_20_7" draw:fill-hatch-name="Hatch_20_7" draw:fill-image-name="Bitmape_20_1" draw:fill-image-width="0cm" draw:fill-image-height="0cm" fo:min-height="0.665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draw:stroke-dash="Dash_20_9" svg:stroke-width="0cm" svg:stroke-color="#000000" draw:marker-start="" draw:marker-start-width="0.3cm" draw:marker-start-center="false" draw:marker-end="" draw:marker-end-width="0.3cm" draw:marker-end-center="false" draw:fill="none" draw:fill-color="#ffffff" draw:fill-gradient-name="Gradient_20_7" draw:fill-hatch-name="Hatch_20_8" draw:fill-image-name="Bitmape_20_1" draw:fill-image-width="0cm" draw:fill-image-height="0cm" fo:min-height="0.665cm" fo:padding-top="0.125cm" fo:padding-bottom="0.125cm" fo:padding-left="0.25cm" fo:padding-right="0.25cm"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 text:display-outline-level="0" text:name="Example"/>
      </text:sequence-decls>
      <text:list text:style-name="Numbering_20_2">
        <text:list-header>
          <text:h text:style-name="Heading_20_1" text:outline-level="1" text:is-list-header="true"/>
        </text:list-header>
      </text:list>
      <text:p text:style-name="Text_20_body"/>
      <text:p text:style-name="Text_20_body"/>
      <text:p text:style-name="Text_20_body"/>
      <text:p text:style-name="Text_20_body"/>
      <text:p text:style-name="Text_20_body"/>
      <text:p text:style-name="Text_20_body"/>
      <text:p text:style-name="Text_20_body"/>
      <text:p text:style-name="P1">Meresco Core</text:p>
      <text:p text:style-name="P2">May 4<text:span text:style-name="T1">th</text:span>, 2007<text:line-break/>1.2</text:p>
      <text:p text:style-name="P2"/>
      <text:p text:style-name="P2"/>
      <text:p text:style-name="P2"/>
      <text:p text:style-name="P2"/>
      <text:p text:style-name="P2"/>
      <text:p text:style-name="P2"/>
      <text:p text:style-name="P2"/>
      <text:p text:style-name="P2">Meresco is an initiave of:</text:p>
      <table:table table:name="Table1" table:style-name="Table1">
        <table:table-column table:style-name="Table1.A"/>
        <table:table-column table:style-name="Table1.B"/>
        <table:table-row>
          <table:table-cell table:style-name="Table1.A1" office:value-type="string">
            <text:p text:style-name="P2">SURF Foundation</text:p>
          </table:table-cell>
          <table:table-cell table:style-name="Table1.A1" office:value-type="string">
            <text:p text:style-name="P2">SURFnet B.V.</text:p>
          </table:table-cell>
        </table:table-row>
        <table:table-row>
          <table:table-cell table:style-name="Table1.A1" office:value-type="string">
            <text:p text:style-name="P2">Stichting Kennisnet Ict op school</text:p>
          </table:table-cell>
          <table:table-cell table:style-name="Table1.A1" office:value-type="string">
            <text:p text:style-name="P2">Seek You Too B.V.</text:p>
          </table:table-cell>
        </table:table-row>
      </table:table>
      <text:p text:style-name="Text_20_body"/>
      <text:p text:style-name="P3">Document History</text:p>
      <text:p text:style-name="P4"/>
      <table:table table:name="DocumentHistory" table:style-name="DocumentHistory">
        <table:table-column table:style-name="DocumentHistory.A"/>
        <table:table-column table:style-name="DocumentHistory.B"/>
        <table:table-column table:style-name="DocumentHistory.C"/>
        <table:table-column table:style-name="DocumentHistory.D"/>
        <table:table-row>
          <table:table-cell table:style-name="DocumentHistory.A1" office:value-type="string">
            <text:p text:style-name="Table_20_Heading">Date</text:p>
          </table:table-cell>
          <table:table-cell table:style-name="DocumentHistory.A1" office:value-type="string">
            <text:p text:style-name="Table_20_Heading">Version</text:p>
          </table:table-cell>
          <table:table-cell table:style-name="DocumentHistory.A1" office:value-type="string">
            <text:p text:style-name="Table_20_Heading">Author</text:p>
          </table:table-cell>
          <table:table-cell table:style-name="DocumentHistory.D1" office:value-type="string">
            <text:p text:style-name="Table_20_Heading">Remarks</text:p>
          </table:table-cell>
        </table:table-row>
        <table:table-row>
          <table:table-cell table:style-name="DocumentHistory.A2" office:value-type="string">
            <text:p text:style-name="Table_20_Contents">2007-04-24</text:p>
          </table:table-cell>
          <table:table-cell table:style-name="DocumentHistory.A2" office:value-type="string">
            <text:p text:style-name="Table_20_Contents">1.0</text:p>
          </table:table-cell>
          <table:table-cell table:style-name="DocumentHistory.A2" office:value-type="string">
            <text:p text:style-name="Table_20_Contents">J.B. Jonkers, CQ2<text:line-break/>T. Janssen, CQ2</text:p>
          </table:table-cell>
          <table:table-cell table:style-name="DocumentHistory.D2" office:value-type="string">
            <text:p text:style-name="Table_20_Contents">Initial version</text:p>
          </table:table-cell>
        </table:table-row>
        <table:table-row>
          <table:table-cell table:style-name="DocumentHistory.A2" office:value-type="string">
            <text:p text:style-name="Table_20_Contents">2007-04-26</text:p>
          </table:table-cell>
          <table:table-cell table:style-name="DocumentHistory.A2" office:value-type="string">
            <text:p text:style-name="Table_20_Contents">1.1</text:p>
          </table:table-cell>
          <table:table-cell table:style-name="DocumentHistory.A2" office:value-type="string">
            <text:p text:style-name="Table_20_Contents">J.B. Jonkers, CQ2</text:p>
          </table:table-cell>
          <table:table-cell table:style-name="DocumentHistory.D2" office:value-type="string">
            <text:p text:style-name="Table_20_Contents">Added delete section for GROWL protocol.</text:p>
          </table:table-cell>
        </table:table-row>
        <table:table-row>
          <table:table-cell table:style-name="DocumentHistory.A2" office:value-type="string">
            <text:p text:style-name="Table_20_Contents">2007-05-04</text:p>
          </table:table-cell>
          <table:table-cell table:style-name="DocumentHistory.A2" office:value-type="string">
            <text:p text:style-name="Table_20_Contents">1.2</text:p>
          </table:table-cell>
          <table:table-cell table:style-name="DocumentHistory.A2" office:value-type="string">
            <text:p text:style-name="Table_20_Contents">J.B. Jonkers, CQ2</text:p>
          </table:table-cell>
          <table:table-cell table:style-name="DocumentHistory.D2" office:value-type="string">
            <text:p text:style-name="Table_20_Contents">Minor changes</text:p>
          </table:table-cell>
        </table:table-row>
      </table:table>
      <text:p text:style-name="Text_20_body"/>
      <text:p text:style-name="Text_20_body"/>
      <text:p text:style-name="Text_20_body"/>
      <text:p text:style-name="P3">Summary</text:p>
      <text:p text:style-name="Text_20_body">Meresco Core is a stable, high performance, scalable Metadata Search Appliance based on Open Source technology. </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able of Contents</text:p>
          </text:index-title>
          <text:p text:style-name="P6">1.Intended audience<text:tab/>5</text:p>
          <text:p text:style-name="P6">2.Introduction<text:tab/>6</text:p>
          <text:p text:style-name="P7">2.1.Technology<text:tab/>6</text:p>
          <text:p text:style-name="P7">2.2.Architecture<text:tab/>7</text:p>
          <text:p text:style-name="P7">2.3.Performance<text:tab/>7</text:p>
          <text:p text:style-name="P7">2.4.Features<text:tab/>8</text:p>
          <text:p text:style-name="P7">2.5.System requirements<text:tab/>8</text:p>
          <text:p text:style-name="P6">3.Software Components<text:tab/>9</text:p>
          <text:p text:style-name="P7">3.1.Packaged components<text:tab/>9</text:p>
          <text:p text:style-name="P7">3.2.Third-party packages<text:tab/>9</text:p>
          <text:p text:style-name="P6">4.Installation<text:tab/>11</text:p>
          <text:p text:style-name="P7">4.1.Package<text:tab/>11</text:p>
          <text:p text:style-name="P7">4.2.Post-install<text:tab/>11</text:p>
          <text:p text:style-name="P8">4.2.1.Firewall<text:tab/>12</text:p>
          <text:p text:style-name="P7">4.3.Testing<text:tab/>12</text:p>
          <text:p text:style-name="P6">5.Configuration<text:tab/>13</text:p>
          <text:p text:style-name="P7">5.1.config.xml<text:tab/>13</text:p>
          <text:p text:style-name="P7">5.2.Server port number<text:tab/>13</text:p>
          <text:p text:style-name="P6">6.GROWL<text:tab/>14</text:p>
          <text:p text:style-name="P7">6.1.Fields<text:tab/>14</text:p>
          <text:p text:style-name="P8">6.1.1.Content field<text:tab/>15</text:p>
          <text:p text:style-name="P7">6.2.Deleting records<text:tab/>15</text:p>
          <text:p text:style-name="P7">6.3.Indexing result<text:tab/>15</text:p>
          <text:p text:style-name="P7">6.4.Streaming<text:tab/>15</text:p>
        </text:index-body>
      </text:table-of-content>
      <text:p text:style-name="Text_20_body"/>
      <text:p text:style-name="Text_20_body"/>
      <text:p text:style-name="Text_20_body"/>
      <text:p text:style-name="Text_20_body"/>
      <text:p text:style-name="Text_20_body"/>
      <text:p text:style-name="Text_20_body"/>
      <text:p text:style-name="Text_20_body"/>
      <text:list text:style-name="Numbering_20_1">
        <text:list-item text:start-value="1">
          <text:h text:style-name="P9" text:outline-level="1" text:restart-numbering="true" text:start-value="1">Intended audience</text:h>
        </text:list-item>
      </text:list>
      <text:p text:style-name="P10">This document is intended <text:s/>for those interested in building OAI Service Providers with Meresco Core. It outlines what Meresco Core is, what it can do and how it was built. Also it describes how to install Meresco Core and how to get it up and running for those users who which to experience Meresco Core in action. </text:p>
      <text:p text:style-name="P10"/>
      <text:list text:style-name="Numbering_20_1" text:continue-numbering="true">
        <text:list-item>
          <text:h text:style-name="P9" text:outline-level="1">Introduction</text:h>
        </text:list-item>
      </text:list>
      <text:p text:style-name="P10">The first version of Meresco Core was released in spring 2006. It was then still called teddy. Therefore the name teddy can still be seen throughout the code and it will be replaced as development continues.</text:p>
      <text:p text:style-name="P10">SURF Foundation started using Meresco Core as the underlying search technology for their OAI search service DAREnet, which provides free access to Dutch academic research. The same search technology is also in use for SURF's Cream of Science and Promise of Science programs. Meresco Core has also been deployed as the underlying search technology for LOREnet as of summer 2006. Because of the continuous use of Meresco Core, new features have been rapidly added to facilitate the needs of the Meresco Core users. Meresco Core's component-based layout also makes the task of adding new functionality easier, and the availability of UnitTests ensure that no previously developed functionality becomes broken.</text:p>
      <text:list text:style-name="Numbering_20_1" text:continue-numbering="true">
        <text:list-item>
          <text:list text:continue-numbering="true">
            <text:list-item>
              <text:h text:style-name="Heading_20_2" text:outline-level="2">Technology</text:h>
            </text:list-item>
          </text:list>
        </text:list-item>
      </text:list>
      <text:p text:style-name="P10">Meresco Core is a collaboration of different Open Source technologies. To glue these technologies together into a single, working and stable product, the dynamic object-oriented programming language Python was used. The indexing and searching itself is done by Lucene, an Open Source Java search-engine. For Meresco Core, PyLucene is used, which is a compiled version of Lucene integrated with Python. Communication between end-user and Meresco Core is done using version 1.1 of the SRU/SRW protocol, with the exception that the Common Query Language(CQL) is not yet in use.</text:p>
      <text:p text:style-name="P10">Unlike many other search-engines, Meresco Core does not store its data in the index. Instead, the index is used to record the identifiers that go with the stored records. This keeps the index small in size and easier to hold completely in the servers memory, which speeds up searching and searchability. </text:p>
      <text:p text:style-name="P10">The data is stored in the metadata-storage. This metadata-storage is a simple, yet efficient, means of storing data on any available file-system. All data in the metadata-storage is stored in plain ASCII format and not the native Lucene file-format, keeping the data accessible at all times.</text:p>
      <text:p text:style-name="P10">Currently Meresco Core works on Linux, though it could be made to run on other platforms easily. Packaged with Meresco Core is an installation script that is designed for Debian Linux. Installing Meresco Core on different Linux distributions should not present any problems by using the installation script as a guideline.</text:p>
      <text:p text:style-name="P10">In order to provide Meresco Core with records to index, a connection has been made between Meresco Core and Sahara, the Open Source OAI-Harvester. This connection has been established in the form of a secure, compressed Secure Shell (SSH) connection, a well-known technology in the internet community. This allows records to be uploaded to Meresco Core using a fast and reliable way, which also requires user-authentication. This ensures that only those users who are authorized can upload records.</text:p>
      <text:list text:style-name="Numbering_20_1" text:continue-numbering="true">
        <text:list-item>
          <text:list text:continue-numbering="true">
            <text:list-item>
              <text:h text:style-name="Heading_20_2" text:outline-level="2">Architecture</text:h>
            </text:list-item>
          </text:list>
        </text:list-item>
      </text:list>
      <text:p text:style-name="P10">Below is a diagram that shows the components present in Meresco Core and their relationship. There is an outlet(Search) that communicates using SRU/SRW to return the results of performed queries and there is an inlet(Upload) that communicates using a simple protocol called GROWL which allows for uploads of records from the harvester.</text:p>
      <text:p text:style-name="P10"/>
      <text:p text:style-name="P10"><draw:frame draw:style-name="fr1" draw:name="Frame1" text:anchor-type="paragraph" svg:width="6.059cm" draw:z-index="0"><draw:text-box fo:min-height="6.959cm"><text:p text:style-name="Diagram"><draw:frame draw:style-name="fr1" draw:name="Frame3" text:anchor-type="paragraph" svg:width="5.967cm" draw:z-index="1"><draw:text-box fo:min-height="6.869cm"><text:p text:style-name="Diagram"><draw:g text:anchor-type="paragraph" draw:z-index="2" draw:style-name="gr1"><draw:custom-shape draw:style-name="gr2" draw:text-style-name="P11" svg:width="5.915cm" svg:height="5.49cm" svg:x="0cm" svg:y="1.376cm"><text:p/><draw:enhanced-geometry svg:viewBox="0 0 21600 21600" draw:type="rectangle" draw:enhanced-path="M 0 0 L 21600 0 21600 21600 0 21600 0 0 Z N"/></draw:custom-shape><draw:custom-shape draw:style-name="gr3" draw:text-style-name="P13" svg:width="1.821cm" svg:height="2.747cm" svg:x="3.184cm" svg:y="3.205cm"><text:p text:style-name="P12"><text:span text:style-name="T2">Storag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4" draw:text-style-name="P13" svg:width="1.821cm" svg:height="2.747cm" svg:x="0.91cm" svg:y="3.205cm"><text:p text:style-name="P12"><text:span text:style-name="T2">Index</text:span></text:p><draw:enhanced-geometry svg:viewBox="0 0 21600 21600" draw:type="rectangle" draw:enhanced-path="M 0 0 L 21600 0 21600 21600 0 21600 0 0 Z N"/></draw:custom-shape><draw:frame draw:style-name="gr5" draw:text-style-name="P15" svg:width="5.885cm" svg:height="0.782cm" svg:x="0.079cm" svg:y="6.064cm"><draw:text-box><text:p text:style-name="P14"><text:span text:style-name="T2">Meresco Core</text:span></text:p></draw:text-box></draw:frame><draw:custom-shape draw:style-name="gr6" draw:text-style-name="P16" svg:width="2.276cm" svg:height="2.289cm" svg:x="0.455cm" svg:y="0.004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 draw:text-style-name="P16" svg:width="2.276cm" svg:height="2.287cm" svg:x="3.184cm" svg:y="0cm"><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8" draw:text-style-name="P15" svg:width="2.274cm" svg:height="0.916cm" svg:x="3.327cm" svg:y="0.004cm"><draw:text-box><text:p text:style-name="P14"><text:span text:style-name="T2">Upload</text:span></text:p></draw:text-box></draw:frame><draw:frame draw:style-name="gr9" draw:text-style-name="P15" svg:width="2.276cm" svg:height="0.916cm" svg:x="0.61cm" svg:y="1.598cm"><draw:text-box><text:p text:style-name="P14"><text:span text:style-name="T2">Search</text:span></text:p></draw:text-box></draw:frame></draw:g>Diagram <text:sequence text:ref-name="refDiagram0" text:name="Diagram" text:formula="ooow:Diagram+1" style:num-format="1">1</text:sequence>: Architecture</text:p></draw:text-box></draw:frame></text:p></draw:text-box></draw:frame></text:p>
      <text:p text:style-name="P10"/>
      <text:list text:style-name="Numbering_20_1" text:continue-numbering="true">
        <text:list-item>
          <text:list text:continue-numbering="true">
            <text:list-item>
              <text:h text:style-name="Heading_20_2" text:outline-level="2">Performance</text:h>
            </text:list-item>
          </text:list>
        </text:list-item>
      </text:list>
      <text:p text:style-name="P10">Officially there have not been any performance tests done of Meresco Core. In informally sessions though, Meresco Core outperformed its peer clearly. This was an indication that performance-wise Meresco Core needs no further inspection at current. Performance is being monitored during development, making sure there is no fall back in performance due to the addition of new features.</text:p>
      <text:p text:style-name="P10">The migration of DAREnet to Meresco Core resulted in a visible speed boost when searching the DAREnet database. At the time, DAREnet contained about 100,000 records which posed no problem from Meresco Core. Scaling up to over 1,000,000 records is therefor not seen as any problem.</text:p>
      <text:p text:style-name="P10">The upload interface Meresco Core provides is capable of indexing a single document at about 1/10<text:span text:style-name="T1">th</text:span> of a second. This implies that DAREnets complete set of records can be indexed in less then 3 hours if all records were available without interruptions. Most of the time required to index records is taken up by retrieving the records from the repositories.</text:p>
      <text:p text:style-name="P10"/>
      <text:list text:style-name="Numbering_20_1" text:continue-numbering="true">
        <text:list-item>
          <text:list text:continue-numbering="true">
            <text:list-item>
              <text:h text:style-name="Heading_20_2" text:outline-level="2">Features</text:h>
            </text:list-item>
          </text:list>
        </text:list-item>
      </text:list>
      <text:p text:style-name="P10">The development of Meresco Core has been based on the needs coming forth from the DAREnet project. This implies that the currently available features have been tailored to those needs. </text:p>
      <text:p text:style-name="Text_20_body">Below is a short of list of the features currently present.</text:p>
      <table:table table:name="Table13" table:style-name="Table13">
        <table:table-column table:style-name="Table13.A"/>
        <table:table-column table:style-name="Table13.B"/>
        <table:table-row>
          <table:table-cell table:style-name="Table13.A1" office:value-type="string">
            <text:list text:style-name="L1">
              <text:list-item>
                <text:p text:style-name="P17">High performance </text:p>
              </text:list-item>
              <text:list-item>
                <text:p text:style-name="P17">High scalability</text:p>
              </text:list-item>
              <text:list-item>
                <text:p text:style-name="P17">Ranked searching</text:p>
              </text:list-item>
              <text:list-item>
                <text:p text:style-name="P17">Lucene Query Language</text:p>
              </text:list-item>
              <text:list-item>
                <text:p text:style-name="P17">Proven technology</text:p>
              </text:list-item>
              <text:list-item>
                <text:p text:style-name="P17">Plugin support</text:p>
              </text:list-item>
              <text:list-item>
                <text:p text:style-name="P17">RSS</text:p>
              </text:list-item>
            </text:list>
          </table:table-cell>
          <table:table-cell table:style-name="Table13.A1" office:value-type="string">
            <text:list text:style-name="L2">
              <text:list-item>
                <text:p text:style-name="P18">Unlimited collections and index profiles</text:p>
              </text:list-item>
              <text:list-item>
                <text:p text:style-name="P18">Real time update</text:p>
              </text:list-item>
              <text:list-item>
                <text:p text:style-name="P18">Simultaneous update and search</text:p>
              </text:list-item>
              <text:list-item>
                <text:p text:style-name="P18">Secure, reliable record uploading</text:p>
              </text:list-item>
              <text:list-item>
                <text:p text:style-name="P18">Open Source</text:p>
              </text:list-item>
              <text:list-item>
                <text:p text:style-name="P18">Extendable</text:p>
              </text:list-item>
            </text:list>
          </table:table-cell>
        </table:table-row>
      </table:table>
      <text:list text:style-name="Numbering_20_1" text:continue-numbering="true">
        <text:list-item>
          <text:list text:continue-numbering="true">
            <text:list-item>
              <text:h text:style-name="Heading_20_2" text:outline-level="2">System requirements</text:h>
            </text:list-item>
          </text:list>
        </text:list-item>
      </text:list>
      <text:p text:style-name="P19">Meresco Core does not require any special kind of hardware to run on. A light, simple server is more then enough to accommodate an index with a few hundred thousand records. The only hard requirement that Meresco Core has is that it runs on Linux.</text:p>
      <text:p text:style-name="P19">If the index tends to outgrow the server, it would not be much of a hassle to split the index over several machines (load-balancing), or upgrade to one larger server.</text:p>
      <text:p text:style-name="P19">By having such low system requirements, Meresco Core is a good alternative to the commercial heavy-weight searchengines.</text:p>
      <text:h text:style-name="P20" text:outline-level="2" text:is-list-header="true"/>
      <text:list text:style-name="Numbering_20_1" text:continue-numbering="true">
        <text:list-item>
          <text:h text:style-name="P9" text:outline-level="1">Software Components</text:h>
        </text:list-item>
      </text:list>
      <text:p text:style-name="Text_20_body">Meresco Core is based on several open source components, which are listed in this chapter.</text:p>
      <text:list text:style-name="Numbering_20_1" text:continue-numbering="true">
        <text:list-item>
          <text:list text:continue-numbering="true">
            <text:list-item>
              <text:h text:style-name="Heading_20_2" text:outline-level="2">Packaged components</text:h>
            </text:list-item>
          </text:list>
        </text:list-item>
      </text:list>
      <text:p text:style-name="Text_20_body">These packages are shipped with Meresco Core.</text:p>
      <table:table table:name="Table5" table:style-name="Table5">
        <table:table-column table:style-name="Table5.A"/>
        <table:table-column table:style-name="Table5.B"/>
        <table:table-row>
          <table:table-cell table:style-name="Table5.A1" office:value-type="string">
            <text:p text:style-name="P21">Name:</text:p>
          </table:table-cell>
          <table:table-cell table:style-name="Table5.A1" office:value-type="string">
            <text:p text:style-name="P21">cq2utils</text:p>
          </table:table-cell>
        </table:table-row>
        <table:table-row>
          <table:table-cell table:style-name="Table5.A1" office:value-type="string">
            <text:p text:style-name="P21">Version:</text:p>
          </table:table-cell>
          <table:table-cell table:style-name="Table5.B2" office:value-type="string">
            <text:p text:style-name="P22">2.2.0 </text:p>
          </table:table-cell>
        </table:table-row>
        <table:table-row>
          <table:table-cell table:style-name="Table5.A1" office:value-type="string">
            <text:p text:style-name="P21">Maintainer:</text:p>
          </table:table-cell>
          <table:table-cell table:style-name="Table5.A1" office:value-type="string">
            <text:p text:style-name="P21">Seek You Too B.V.</text:p>
          </table:table-cell>
        </table:table-row>
        <table:table-row>
          <table:table-cell table:style-name="Table5.A1" office:value-type="string">
            <text:p text:style-name="P21">License:</text:p>
          </table:table-cell>
          <table:table-cell table:style-name="Table5.A1" office:value-type="string">
            <text:p text:style-name="P21">GPL</text:p>
          </table:table-cell>
        </table:table-row>
        <table:table-row>
          <table:table-cell table:style-name="Table5.A1" office:value-type="string">
            <text:p text:style-name="P21">Description:</text:p>
          </table:table-cell>
          <table:table-cell table:style-name="Table5.A1" office:value-type="string">
            <text:p text:style-name="P21">A package providing a wide range of valuable tools.</text:p>
          </table: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21">Name:</text:p>
          </table:table-cell>
          <table:table-cell table:style-name="Table6.A1" office:value-type="string">
            <text:p text:style-name="P21">storage</text:p>
          </table:table-cell>
        </table:table-row>
        <table:table-row>
          <table:table-cell table:style-name="Table6.A1" office:value-type="string">
            <text:p text:style-name="P21">Version:</text:p>
          </table:table-cell>
          <table:table-cell table:style-name="Table6.B2" office:value-type="string">
            <text:p text:style-name="P22">2.2</text:p>
          </table:table-cell>
        </table:table-row>
        <table:table-row>
          <table:table-cell table:style-name="Table6.A1" office:value-type="string">
            <text:p text:style-name="P21">Maintainer:</text:p>
          </table:table-cell>
          <table:table-cell table:style-name="Table6.A1" office:value-type="string">
            <text:p text:style-name="P21">Seek You Too B.V.</text:p>
          </table:table-cell>
        </table:table-row>
        <table:table-row>
          <table:table-cell table:style-name="Table6.A1" office:value-type="string">
            <text:p text:style-name="P21">License:</text:p>
          </table:table-cell>
          <table:table-cell table:style-name="Table6.A1" office:value-type="string">
            <text:p text:style-name="P21">GPL</text:p>
          </table:table-cell>
        </table:table-row>
        <table:table-row>
          <table:table-cell table:style-name="Table6.A1" office:value-type="string">
            <text:p text:style-name="P21">Description:</text:p>
          </table:table-cell>
          <table:table-cell table:style-name="Table6.A1" office:value-type="string">
            <text:p text:style-name="P23">Storage stores data in a reliable, extendable filebased storage with high performanc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21">Name:</text:p>
          </table:table-cell>
          <table:table-cell table:style-name="Table7.A1" office:value-type="string">
            <text:p text:style-name="Table_20_Contents">Amara</text:p>
          </table:table-cell>
        </table:table-row>
        <table:table-row>
          <table:table-cell table:style-name="Table7.A1" office:value-type="string">
            <text:p text:style-name="P21">Version:</text:p>
          </table:table-cell>
          <table:table-cell table:style-name="Table7.A1" office:value-type="string">
            <text:p text:style-name="Table_20_Contents">1.0</text:p>
          </table:table-cell>
        </table:table-row>
        <table:table-row>
          <table:table-cell table:style-name="Table7.A1" office:value-type="string">
            <text:p text:style-name="P21">Maintainer:</text:p>
          </table:table-cell>
          <table:table-cell table:style-name="Table7.A1" office:value-type="string">
            <text:p text:style-name="Table_20_Contents">Uche Ogbuji</text:p>
          </table:table-cell>
        </table:table-row>
        <table:table-row>
          <table:table-cell table:style-name="Table7.A1" office:value-type="string">
            <text:p text:style-name="P21">License:</text:p>
          </table:table-cell>
          <table:table-cell table:style-name="Table7.A1" office:value-type="string">
            <text:p text:style-name="Table_20_Contents">Custom license based on the Apache Software License, Version 1.1</text:p>
          </table:table-cell>
        </table:table-row>
        <table:table-row>
          <table:table-cell table:style-name="Table7.A1" office:value-type="string">
            <text:p text:style-name="P21">Location:</text:p>
          </table:table-cell>
          <table:table-cell table:style-name="Table7.A1" office:value-type="string">
            <text:p text:style-name="Table_20_Contents">http://uche.ogbuji.net/tech/4suite/amara/</text:p>
          </table:table-cell>
        </table:table-row>
        <table:table-row>
          <table:table-cell table:style-name="Table7.A1" office:value-type="string">
            <text:p text:style-name="P21">Description:</text:p>
          </table:table-cell>
          <table:table-cell table:style-name="Table7.A1" office:value-type="string">
            <text:p text:style-name="P24">Amara XML toolkit is an open-source collection of Python tools for XML processing. These tools have been built from the ground up to use Python idioms and take advantage of the many advantages of Python over other programming languages.</text:p>
          </table:table-cell>
        </table:table-row>
      </table:table>
      <text:p text:style-name="Standard"/>
      <text:list text:style-name="Numbering_20_1" text:continue-numbering="true">
        <text:list-item>
          <text:list text:continue-numbering="true">
            <text:list-item>
              <text:h text:style-name="Heading_20_2" text:outline-level="2">Third-party packages</text:h>
            </text:list-item>
          </text:list>
        </text:list-item>
      </text:list>
      <text:p text:style-name="P10">Meresco Core requires several third-party packages in order to operate. Detailed information is provided in this paragraph. During installation these packages will be downloaded and installed.</text:p>
      <table:table table:name="Table8" table:style-name="Table8">
        <table:table-column table:style-name="Table8.A"/>
        <table:table-column table:style-name="Table8.B"/>
        <table:table-row>
          <table:table-cell table:style-name="Table8.A1" office:value-type="string">
            <text:p text:style-name="P21">Name:</text:p>
          </table:table-cell>
          <table:table-cell table:style-name="Table8.A1" office:value-type="string">
            <text:p text:style-name="P21">Daemontools</text:p>
          </table:table-cell>
        </table:table-row>
        <table:table-row>
          <table:table-cell table:style-name="Table8.A1" office:value-type="string">
            <text:p text:style-name="P21">Version:</text:p>
          </table:table-cell>
          <table:table-cell table:style-name="Table8.B2" office:value-type="string">
            <text:p text:style-name="P22">0.76</text:p>
          </table:table-cell>
        </table:table-row>
        <table:table-row>
          <table:table-cell table:style-name="Table8.A1" office:value-type="string">
            <text:p text:style-name="P21">Maintainer:</text:p>
          </table:table-cell>
          <table:table-cell table:style-name="Table8.A1" office:value-type="string">
            <text:p text:style-name="P21">D. J. Bernstein</text:p>
          </table:table-cell>
        </table:table-row>
        <table:table-row>
          <table:table-cell table:style-name="Table8.A1" office:value-type="string">
            <text:p text:style-name="P21">License:</text:p>
          </table:table-cell>
          <table:table-cell table:style-name="Table8.A1" office:value-type="string">
            <text:p text:style-name="P21">- (Daemontools is free to download and use, but has no specific license)</text:p>
          </table:table-cell>
        </table:table-row>
        <table:table-row>
          <table:table-cell table:style-name="Table8.A1" office:value-type="string">
            <text:p text:style-name="P21">Location:</text:p>
          </table:table-cell>
          <table:table-cell table:style-name="Table8.A1" office:value-type="string">
            <text:p text:style-name="Table_20_Contents">http://cr.yp.to/daemontools.html </text:p>
          </table:table-cell>
        </table:table-row>
        <table:table-row>
          <table:table-cell table:style-name="Table8.A1" office:value-type="string">
            <text:p text:style-name="P21">Description:</text:p>
          </table:table-cell>
          <table:table-cell table:style-name="Table8.A1" office:value-type="string">
            <text:p text:style-name="P21">Daemontools is a collection of tools for managing UNIX services. </text:p>
          </table:table-cell>
        </table:table-row>
      </table:table>
      <text:p text:style-name="Text_20_body"/>
      <table:table table:name="Table9" table:style-name="Table9">
        <table:table-column table:style-name="Table9.A"/>
        <table:table-column table:style-name="Table9.B"/>
        <table:table-row>
          <table:table-cell table:style-name="Table9.A1" office:value-type="string">
            <text:p text:style-name="P21">Name:</text:p>
          </table:table-cell>
          <table:table-cell table:style-name="Table9.A1" office:value-type="string">
            <text:p text:style-name="P21">PyLucene</text:p>
          </table:table-cell>
        </table:table-row>
        <table:table-row>
          <table:table-cell table:style-name="Table9.A1" office:value-type="string">
            <text:p text:style-name="P21">Version:</text:p>
          </table:table-cell>
          <table:table-cell table:style-name="Table9.B2" office:value-type="string">
            <text:p text:style-name="P22">1.9.1</text:p>
          </table:table-cell>
        </table:table-row>
        <table:table-row>
          <table:table-cell table:style-name="Table9.A1" office:value-type="string">
            <text:p text:style-name="P21">Maintainer:</text:p>
          </table:table-cell>
          <table:table-cell table:style-name="Table9.A1" office:value-type="string">
            <text:p text:style-name="P21">Open Source Applications Foundation</text:p>
          </table:table-cell>
        </table:table-row>
        <table:table-row>
          <table:table-cell table:style-name="Table9.A1" office:value-type="string">
            <text:p text:style-name="P21">License:</text:p>
          </table:table-cell>
          <table:table-cell table:style-name="Table9.A1" office:value-type="string">
            <text:p text:style-name="P21">MIT License</text:p>
          </table:table-cell>
        </table:table-row>
        <table:table-row>
          <table:table-cell table:style-name="Table9.A1" office:value-type="string">
            <text:p text:style-name="P21">Location:</text:p>
          </table:table-cell>
          <table:table-cell table:style-name="Table9.A1" office:value-type="string">
            <text:p text:style-name="P21">http://pylucene.osafoundation.org</text:p>
          </table:table-cell>
        </table:table-row>
        <table:table-row>
          <table:table-cell table:style-name="Table9.A1" office:value-type="string">
            <text:p text:style-name="P21">Description:</text:p>
          </table:table-cell>
          <table:table-cell table:style-name="Table9.A1" office:value-type="string">
            <text:p text:style-name="P21">PyLucene is a GCJ-compiled version of Java Lucene integrated with Python</text:p>
          </table:table-cell>
        </table:table-row>
      </table:table>
      <text:p text:style-name="Standard"/>
      <table:table table:name="Table10" table:style-name="Table10">
        <table:table-column table:style-name="Table10.A"/>
        <table:table-column table:style-name="Table10.B"/>
        <table:table-row>
          <table:table-cell table:style-name="Table10.A1" office:value-type="string">
            <text:p text:style-name="P21">Name:</text:p>
          </table:table-cell>
          <table:table-cell table:style-name="Table10.A1" office:value-type="string">
            <text:p text:style-name="P21">Python</text:p>
          </table:table-cell>
        </table:table-row>
        <table:table-row>
          <table:table-cell table:style-name="Table10.A1" office:value-type="string">
            <text:p text:style-name="P21">Version:</text:p>
          </table:table-cell>
          <table:table-cell table:style-name="Table10.B2" office:value-type="string">
            <text:p text:style-name="P22">2.4</text:p>
          </table:table-cell>
        </table:table-row>
        <table:table-row>
          <table:table-cell table:style-name="Table10.A1" office:value-type="string">
            <text:p text:style-name="P21">Maintainer:</text:p>
          </table:table-cell>
          <table:table-cell table:style-name="Table10.A1" office:value-type="string">
            <text:p text:style-name="P21">Python Software Foundation</text:p>
          </table:table-cell>
        </table:table-row>
        <table:table-row>
          <table:table-cell table:style-name="Table10.A1" office:value-type="string">
            <text:p text:style-name="P21">License:</text:p>
          </table:table-cell>
          <table:table-cell table:style-name="Table10.A1" office:value-type="string">
            <text:p text:style-name="P21">Python License</text:p>
          </table:table-cell>
        </table:table-row>
        <table:table-row>
          <table:table-cell table:style-name="Table10.A1" office:value-type="string">
            <text:p text:style-name="P21">Location:</text:p>
          </table:table-cell>
          <table:table-cell table:style-name="Table10.A1" office:value-type="string">
            <text:p text:style-name="P21">http://www.python.org</text:p>
          </table:table-cell>
        </table:table-row>
        <table:table-row>
          <table:table-cell table:style-name="Table10.A1" office:value-type="string">
            <text:p text:style-name="P21">Description:</text:p>
          </table:table-cell>
          <table:table-cell table:style-name="Table10.A1" office:value-type="string">
            <text:p text:style-name="P24">Python is a dynamic object-oriented programming language that can be used for many kinds of software development.</text:p>
          </table:table-cell>
        </table:table-row>
      </table:table>
      <text:p text:style-name="Standard"/>
      <text:p text:style-name="Standard"/>
      <text:list text:style-name="Numbering_20_1" text:continue-numbering="true">
        <text:list-item>
          <text:h text:style-name="P9" text:outline-level="1">Installation</text:h>
        </text:list-item>
      </text:list>
      <text:p text:style-name="P10">Meresco Core comes with an installation script which will install Meresco Core on your system. This script has been developed on a Debian Linux distribution and is therefore only guaranteed to work with that distribution. Besides the software that is included in the download for Meresco Core, Meresco Core also requires some third-party packages in order to operate. </text:p>
      <text:p text:style-name="P10">Due to copyrights and licenses, it is not possible to package these third-party packages with Meresco Core. The installation script however, will try to download the required packages during the installation.</text:p>
      <text:list text:style-name="Numbering_20_1" text:continue-numbering="true">
        <text:list-item>
          <text:list text:continue-numbering="true">
            <text:list-item>
              <text:h text:style-name="Heading_20_2" text:outline-level="2">Package</text:h>
            </text:list-item>
          </text:list>
        </text:list-item>
      </text:list>
      <text:p text:style-name="P10">The downloaded package containing Meresco Core will create the following directories when extracted:</text:p>
      <text:p text:style-name="P10"><text:span text:style-name="T3">doc</text:span> – contains the documentation that goes with Meresco Core, including this document.</text:p>
      <text:list text:style-name="L3">
        <text:list-item>
          <text:p text:style-name="P25"><text:span text:style-name="T3">dist</text:span> – contains packages developed by Seek You Too B.V. on which Meresco Core depends. These packages are Open Source and are published under the GPL license.</text:p>
        </text:list-item>
        <text:list-item>
          <text:p text:style-name="P25"><text:span text:style-name="T3">install</text:span> – contains the installation script and installation support files.</text:p>
        </text:list-item>
        <text:list-item>
          <text:p text:style-name="P25"><text:span text:style-name="T3">queryserver</text:span> – contains the package that takes care of the interaction between user and Meresco Core by providing SRU/SRW</text:p>
        </text:list-item>
        <text:list-item>
          <text:p text:style-name="P25"><text:span text:style-name="T3">teddy</text:span> – contains the Meresco Core searchengine.</text:p>
        </text:list-item>
      </text:list>
      <text:p text:style-name="P10">In order to install Meresco Core you will need root privileges. The following steps need to be taken in order to install Meresco Core:</text:p>
      <text:list text:style-name="L4">
        <text:list-item>
          <text:p text:style-name="P26">Create a user named 'meresco'</text:p>
        </text:list-item>
        <text:list-item>
          <text:p text:style-name="P26">As user 'meresco' extract the downloaded package</text:p>
        </text:list-item>
        <text:list-item>
          <text:p text:style-name="P26">As user 'root' execute the install.sh script in the install directory</text:p>
        </text:list-item>
      </text:list>
      <text:list text:style-name="Numbering_20_1" text:continue-numbering="true">
        <text:list-item>
          <text:list text:continue-numbering="true">
            <text:list-item>
              <text:h text:style-name="Heading_20_2" text:outline-level="2">Post-install</text:h>
            </text:list-item>
          </text:list>
        </text:list-item>
      </text:list>
      <text:p text:style-name="P10">If Meresco Core is installed on a Debian Distribution then the installation script will take care of everything. If Meresco Core is installed on a different distribution, then there are a few things that will need to done before Meresco Core will operate properly.</text:p>
      <text:list text:style-name="Numbering_20_1" text:continue-numbering="true">
        <text:list-item>
          <text:list text:continue-numbering="true">
            <text:list-item>
              <text:list text:continue-numbering="true">
                <text:list-item>
                  <text:h text:style-name="Heading_20_3" text:outline-level="3">Firewall</text:h>
                </text:list-item>
              </text:list>
            </text:list-item>
          </text:list>
        </text:list-item>
      </text:list>
      <text:p text:style-name="P10">The queryserver provided with Meresco Core will need a port to listen on for connections. If Meresco Core is operating from a different machine then from where it will be used (i.e. a portal website), then that port will need to be made available on the firewall. If both Meresco Core and its user are operating on the same machine then this step can be skipped.</text:p>
      <text:p text:style-name="P10">By default, the queryserver will use port 8000.</text:p>
      <text:list text:style-name="Numbering_20_1" text:continue-numbering="true">
        <text:list-item>
          <text:list text:continue-numbering="true">
            <text:list-item>
              <text:h text:style-name="Heading_20_2" text:outline-level="2">Testing</text:h>
            </text:list-item>
          </text:list>
        </text:list-item>
      </text:list>
      <text:p text:style-name="P10">Meresco Core comes with a small integrated portal which can be found at:</text:p>
      <table:table table:name="Table14" table:style-name="Table14">
        <table:table-column table:style-name="Table14.A"/>
        <table:table-row>
          <table:table-cell table:style-name="Table14.A1" office:value-type="string">
            <text:p text:style-name="P27">http://&lt;server-name&gt;:&lt;port&gt;/portal</text:p>
          </table:table-cell>
        </table:table-row>
      </table:table>
      <text:p text:style-name="P10">By default, an small example index will be installed that contains one record. To test your Meresco Core installation, doing a search with this portal on the term <text:span text:style-name="T3">meresco</text:span> should yield one result.</text:p>
      <text:list text:style-name="Numbering_20_1" text:continue-numbering="true">
        <text:list-item>
          <text:h text:style-name="P9" text:outline-level="1">Configuration</text:h>
        </text:list-item>
      </text:list>
      <text:p text:style-name="P10">The configuration of Meresco Core is very simplistic, it only requires a directory into which it can store its data. Once that is configured, Meresco Core is ready to start indexing and executing queries.</text:p>
      <text:list text:style-name="Numbering_20_1" text:continue-numbering="true">
        <text:list-item>
          <text:list text:continue-numbering="true">
            <text:list-item>
              <text:h text:style-name="Heading_20_2" text:outline-level="2">config.xml</text:h>
            </text:list-item>
          </text:list>
        </text:list-item>
      </text:list>
      <text:p text:style-name="P10">The location of the index is configured using the <text:span text:style-name="T3">config.xml</text:span> file in the <text:span text:style-name="T3">config</text:span> subdirectory. This is an simple xml file in which the path to the directory for the index and <text:s/>the path to the directory for storage is put.</text:p>
      <table:table table:name="Table12" table:style-name="Table12">
        <table:table-column table:style-name="Table12.A"/>
        <table:table-row>
          <table:table-cell table:style-name="Table12.A1" office:value-type="string">
            <text:p text:style-name="P28">&lt;?xml version="1.0"?&gt;</text:p>
            <text:p text:style-name="P28">&lt;configuration&gt;</text:p>
            <text:p text:style-name="P28"><text:s text:c="8"/>&lt;storage&gt;/path/to/storage&lt;/storage&gt;</text:p>
            <text:p text:style-name="P28"><text:s text:c="8"/>&lt;lucene&gt;/path/to/lucene&lt;/lucene&gt;</text:p>
            <text:p text:style-name="P28">&lt;/configuration&gt;</text:p>
          </table:table-cell>
        </table:table-row>
      </table:table>
      <text:p text:style-name="Example">Example <text:sequence text:ref-name="refExample0" text:name="Example" text:formula="ooow:Example+1" style:num-format="1">1</text:sequence>: Configuration file</text:p>
      <text:list text:style-name="Numbering_20_1" text:continue-numbering="true">
        <text:list-item>
          <text:list text:continue-numbering="true">
            <text:list-item>
              <text:h text:style-name="Heading_20_2" text:outline-level="2">Server port number</text:h>
            </text:list-item>
          </text:list>
        </text:list-item>
      </text:list>
      <text:p text:style-name="P10">The port number at which the server listens for incoming connections is at current hardcoded at 8000. If this needs changed the number can be found at the bottom of the <text:span text:style-name="T3">teddyserver.p</text:span>y file located in the <text:span text:style-name="T3">src</text:span> directory.</text:p>
      <text:h text:style-name="P20" text:outline-level="2" text:is-list-header="true"/>
      <text:list text:style-name="Numbering_20_1" text:continue-numbering="true">
        <text:list-item>
          <text:list text:continue-numbering="true">
            <text:list-header>
              <text:h text:style-name="P29" text:outline-level="2" text:is-list-header="true"/>
            </text:list-header>
          </text:list>
        </text:list-item>
        <text:list-item>
          <text:h text:style-name="P9" text:outline-level="1">GROWL</text:h>
        </text:list-item>
      </text:list>
      <text:p text:style-name="P10">Meresco Core accepts upload that are formatted to adhere to the GROWL protocol. The GROWL protocol is a simple xml based protocol that describes the information that is being uploaded on a document basis.</text:p>
      <table:table table:name="Table2" table:style-name="Table2">
        <table:table-column table:style-name="Table2.A"/>
        <table:table-row>
          <table:table-cell table:style-name="Table2.A1" office:value-type="string">
            <text:p text:style-name="P30">&lt;?xml version=”1.0” encoding=”utf-8”?&gt;<text:line-break/>&lt;documents&gt;<text:line-break/> <text:s/>&lt;document id=”1”&gt;<text:line-break/> <text:s text:c="3"/>&lt;part name=”fields” type=”text/xml”&gt;<text:line-break/> <text:s text:c="5"/>&lt;fields&gt;<text:line-break/> <text:s text:c="7"/>&lt;field name=”title”&gt;Meresco Core Manual&lt;/field&gt;<text:line-break/> <text:s text:c="7"/>&lt;field name=”date”&gt;2007-04-24&lt;/field&gt;<text:line-break/> <text:s text:c="7"/>...</text:p>
            <text:p text:style-name="P30"><text:s text:c="6"/>&lt;/fields&gt;<text:line-break/> <text:s text:c="3"/>&lt;/part&gt;<text:line-break/> <text:s/>&lt;/document&gt;<text:line-break/> <text:s/>&lt;document id=”2” delete=”true”/&gt;<text:line-break/> <text:s/>&lt;document id=”...”&gt;<text:line-break/> <text:s/>...</text:p>
            <text:p text:style-name="P30"><text:s text:c="2"/>&lt;/document&gt;<text:line-break/>&lt;/documents&gt;</text:p>
          </table:table-cell>
        </table:table-row>
      </table:table>
      <text:p text:style-name="Example">Example <text:sequence text:ref-name="refExample1" text:name="Example" text:formula="ooow:Example+1" style:num-format="1">2</text:sequence>: GROWL example</text:p>
      <text:p text:style-name="P10">Above is an example of a document in the GROWL format. Every document has parts and for each part, a name and type needs to be specified. The <text:span text:style-name="T3">id</text:span> field specified for each document is mandatory and has to be unique. These parts are stored separately in the metadata-storage.</text:p>
      <text:list text:style-name="Numbering_20_1" text:continue-numbering="true">
        <text:list-item>
          <text:list text:continue-numbering="true">
            <text:list-item>
              <text:h text:style-name="Heading_20_2" text:outline-level="2">Fields</text:h>
            </text:list-item>
          </text:list>
        </text:list-item>
      </text:list>
      <text:p text:style-name="P10">The part named <text:span text:style-name="T3">fields</text:span> is a special part. In it is a collection of field tags which are used by Meresco Core to fill the index. The <text:span text:style-name="T3">name</text:span> attribute in the field tag is used as the label in the index under which the contents of the field tag are indexed. Any name may be used except for <text:span text:style-name="T3">id</text:span> and <text:span text:style-name="T3">content</text:span>. These two fields are reserved for internally use by Meresco Core.</text:p>
      <text:p text:style-name="P10">By default all fields will be tokenized during the index process which makes them suitable to be searched for. There are fields that need to be stored untokenized for that will allow them to be sorted. In order to stop Meresco Core from tokenizing fields an attribute called <text:span text:style-name="T3">tokenize</text:span> can be set within the field tag. This is mainly used for fields that are meaningfull to sort on, like for example date.</text:p>
      <table:table table:name="Table3" table:style-name="Table3">
        <table:table-column table:style-name="Table3.A"/>
        <table:table-row>
          <table:table-cell table:style-name="Table3.A1" office:value-type="string">
            <text:p text:style-name="P30">&lt;field name=”date” tokenize=”false”&gt;2007-04-24&lt;/field&gt;</text:p>
          </table:table-cell>
        </table:table-row>
      </table:table>
      <text:p text:style-name="Example">Example <text:sequence text:ref-name="refExample2" text:name="Example" text:formula="ooow:Example+1" style:num-format="1">3</text:sequence>: Untokenized field</text:p>
      <text:p text:style-name="Text_20_body">By default the <text:span text:style-name="T3">tokenize</text:span> parameter for a <text:span text:style-name="T3">field</text:span> tag is set to <text:span text:style-name="T3">true</text:span>.</text:p>
      <text:list text:style-name="Numbering_20_1" text:continue-numbering="true">
        <text:list-item>
          <text:list text:continue-numbering="true">
            <text:list-item>
              <text:list text:continue-numbering="true">
                <text:list-item>
                  <text:h text:style-name="Heading_20_3" text:outline-level="3">Content field</text:h>
                </text:list-item>
              </text:list>
            </text:list-item>
          </text:list>
        </text:list-item>
      </text:list>
      <text:p text:style-name="P10">The <text:span text:style-name="T3">content</text:span> field is a special field that will act as the default field searched when a query is executed. For every document uploaded, Meresco Core will concatenate all field tag values in that document and index that as the <text:span text:style-name="T3">content</text:span> field. By doing so, besides having a default field to search, all fields values are made searchable for the content field is tokenized before indexed.</text:p>
      <text:list text:style-name="Numbering_20_1" text:continue-numbering="true">
        <text:list-item>
          <text:list text:continue-numbering="true">
            <text:list-item>
              <text:h text:style-name="Heading_20_2" text:outline-level="2">Deleting records</text:h>
            </text:list-item>
          </text:list>
        </text:list-item>
      </text:list>
      <text:p text:style-name="P10">Deletion of records is supported by Meresco Core. When a document needs to be deleted, the document needs to be uploaded with no parts present and the <text:span text:style-name="T3">delete</text:span> attribute set to true.</text:p>
      <table:table table:name="Table11" table:style-name="Table11">
        <table:table-column table:style-name="Table11.A"/>
        <table:table-row>
          <table:table-cell table:style-name="Table11.A1" office:value-type="string">
            <text:p text:style-name="P28">&lt;document id=”1” delete=”true”/&gt;</text:p>
          </table:table-cell>
        </table:table-row>
      </table:table>
      <text:p text:style-name="Example">Example <text:sequence text:ref-name="refExample3" text:name="Example" text:formula="ooow:Example+1" style:num-format="1">4</text:sequence>: Deleting a record</text:p>
      <text:list text:style-name="Numbering_20_1" text:continue-numbering="true">
        <text:list-item>
          <text:list text:continue-numbering="true">
            <text:list-item>
              <text:h text:style-name="Heading_20_2" text:outline-level="2">Indexing result</text:h>
            </text:list-item>
          </text:list>
        </text:list-item>
      </text:list>
      <text:p text:style-name="P10">Whenever Meresco Core has received a document, it will be instantly indexed. The result of indexing the received document is sent back in a similar xml message.</text:p>
      <table:table table:name="Table4" table:style-name="Table4">
        <table:table-column table:style-name="Table4.A"/>
        <table:table-row>
          <table:table-cell table:style-name="Table4.A1" office:value-type="string">
            <text:p text:style-name="P30">&lt;?xml version=”1.0” encoding=”utf-8”&gt;<text:line-break/>&lt;results&gt;<text:line-break/> <text:s/>&lt;result id=”1”&gt;<text:line-break/> <text:s text:c="3"/>&lt;status&gt;OK&lt;/status&gt;<text:line-break/> <text:s text:c="3"/>&lt;message&gt;&lt;/message&gt;<text:line-break/> <text:s/>&lt;/result&gt;<text:line-break/> <text:s/>&lt;result id=”...”&gt;<text:line-break/> <text:s text:c="3"/>...</text:p>
            <text:p text:style-name="P30"><text:s text:c="4"/>...<text:line-break/> <text:s/>&lt;/result&gt;<text:line-break/> <text:s/>...</text:p>
            <text:p text:style-name="P30">&lt;/results&gt;</text:p>
          </table:table-cell>
        </table:table-row>
      </table:table>
      <text:p text:style-name="Example">Example <text:sequence text:ref-name="refExample4" text:name="Example" text:formula="ooow:Example+1" style:num-format="1">5</text:sequence>: Results</text:p>
      <text:p text:style-name="P10">Every result contains a status and a message tag. The status tag has either <text:span text:style-name="T3">OK</text:span> or <text:span text:style-name="T3">ERROR</text:span> as value. If the status is <text:span text:style-name="T3">ERROR</text:span>, then in the message tag there will be a short explanation of what the error is. With the status <text:span text:style-name="T3">OK</text:span>, the message tag is always empty.</text:p>
      <text:list text:style-name="Numbering_20_1" text:continue-numbering="true">
        <text:list-item>
          <text:list text:continue-numbering="true">
            <text:list-item>
              <text:h text:style-name="Heading_20_2" text:outline-level="2">Streaming</text:h>
            </text:list-item>
          </text:list>
        </text:list-item>
      </text:list>
      <text:p text:style-name="Text_20_body">The GROWL protocol is a streaming protocol. This means that after a client has sent a single document, the result of indexing that document can be read back from the server almost immediat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10 Pitch" svg:font-family="'Courier 10 Pitch'" style:font-pitch="fixed"/>
    <style:font-face style:name="Bitstream Vera Sans" svg:font-family="'Bitstream Vera Sans'" style:font-family-generic="roman" style:font-pitch="variable"/>
    <style:font-face style:name="Nimbus Sans L" svg:font-family="'Nimbus Sans L'" style:font-family-generic="roman" style:font-pitch="variable"/>
    <style:font-face style:name="Bitstream Vera Sans1" svg:font-family="'Bitstream Vera Sans'" style:font-family-generic="swiss" style:font-pitch="variable"/>
    <style:font-face style:name="Century Gothic1" svg:font-family="'Century Gothic'" style:font-family-generic="swiss" style:font-pitch="variable"/>
    <style:font-face style:name="Century Gothic" svg:font-family="'Century Gothic'" style:font-adornments="Regular" style:font-family-generic="swiss" style:font-pitch="variable"/>
    <style:font-face style:name="Bitstream Vera Sans2" svg:font-family="'Bitstream Vera Sans'" style:font-family-generic="system"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fill-image draw:name="Bitmape_20_1" draw:display-name="Bitmape 1" xlink:href="Pictures/10000000000000200000002000309F1C.png" xlink:type="simple" xlink:show="embed" xlink:actuate="onLoad"/>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line-height-at-least="0.6cm" fo:orphans="3" fo:widows="3" fo:background-color="transparent" style:shadow="none">
        <style:tab-stops/>
        <style:background-image/>
      </style:paragraph-properties>
      <style:text-properties style:font-name="Century Gothic" fo:font-size="10pt"/>
    </style:style>
    <style:style style:name="Text_20_body" style:display-name="Text body" style:family="paragraph" style:parent-style-name="Standard" style:class="text" style:master-page-name="">
      <style:paragraph-properties fo:margin-top="0cm" fo:margin-bottom="0.199cm"/>
    </style:style>
    <style:style style:name="Heading" style:family="paragraph" style:parent-style-name="Standard" style:next-style-name="Text_20_body" style:class="text" style:master-page-name="">
      <style:paragraph-properties fo:margin-top="0.199cm" fo:margin-bottom="0.101cm" fo:background-color="transparent" fo:keep-with-next="always">
        <style:drop-cap/>
        <style:background-image/>
      </style:paragraph-properties>
      <style:text-properties fo:font-style="italic" fo:font-weight="bold"/>
    </style:style>
    <style:style style:name="Heading_20_1" style:display-name="Heading 1" style:family="paragraph" style:parent-style-name="Heading" style:next-style-name="Text_20_body" style:list-style-name="Numbering_20_2" style:class="text" style:master-page-name="" style:default-outline-level="1">
      <style:paragraph-properties fo:break-before="page" fo:background-color="transparent">
        <style:background-image/>
      </style:paragraph-properties>
      <style:text-properties fo:font-size="150%"/>
    </style:style>
    <style:style style:name="Heading_20_2" style:display-name="Heading 2" style:family="paragraph" style:parent-style-name="Heading" style:next-style-name="Text_20_body" style:list-style-name="Numbering_20_1" style:class="text" style:master-page-name="" style:default-outline-level="2">
      <style:paragraph-properties fo:background-color="transparent">
        <style:background-image/>
      </style:paragraph-properties>
      <style:text-properties fo:font-size="130%"/>
    </style:style>
    <style:style style:name="Heading_20_3" style:display-name="Heading 3" style:family="paragraph" style:parent-style-name="Heading" style:next-style-name="Text_20_body" style:list-style-name="Numbering_20_1" style:class="text" style:master-page-name="" style:default-outline-level="3">
      <style:paragraph-properties fo:background-color="transparent">
        <style:background-image/>
      </style:paragraph-properties>
      <style:text-properties fo:font-size="110%"/>
    </style:style>
    <style:style style:name="Heading_20_4" style:display-name="Heading 4" style:family="paragraph" style:parent-style-name="Heading_20_3" style:next-style-name="Text_20_body" style:class="text" style:master-page-name="" style:default-outline-level="4">
      <style:paragraph-properties fo:margin-top="0.199cm" fo:margin-bottom="0cm"/>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master-page-name="">
      <style:paragraph-properties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cm" fo:margin-bottom="0.101cm" text:number-lines="false" text:line-number="0"/>
      <style:text-properties fo:font-style="italic"/>
    </style:style>
    <style:style style:name="Table" style:family="paragraph" style:parent-style-name="Caption" style:class="extra">
      <style:text-properties style:font-weight-asian="normal" style:font-weight-complex="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Diagram" style:family="paragraph" style:parent-style-name="Caption"/>
    <style:style style:name="Exampl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1.499cm" text:min-label-distance="0.3cm"/>
      </text:list-level-style-number>
      <text:list-level-style-number text:level="2" text:style-name="Numbering_20_Symbols" style:num-suffix="." style:num-format="1" text:display-levels="2">
        <style:list-level-properties text:min-label-width="1.499cm" text:min-label-distance="0.3cm"/>
      </text:list-level-style-number>
      <text:list-level-style-number text:level="3" text:style-name="Numbering_20_Symbols" style:num-suffix="." style:num-format="1" text:display-levels="3">
        <style:list-level-properties text:min-label-width="1.499cm" text:min-label-distance="0.3cm"/>
      </text:list-level-style-number>
      <text:list-level-style-number text:level="4" text:style-name="Numbering_20_Symbols" style:num-suffix="." style:num-format="1" text:display-levels="4">
        <style:list-level-properties text:min-label-width="1.499cm" text:min-label-distance="0.3cm"/>
      </text:list-level-style-number>
      <text:list-level-style-number text:level="5" text:style-name="Numbering_20_Symbols" style:num-suffix="." style:num-format="1" text:display-levels="5">
        <style:list-level-properties text:min-label-width="1.499cm" text:min-label-distance="0.3cm"/>
      </text:list-level-style-number>
      <text:list-level-style-number text:level="6" text:style-name="Numbering_20_Symbols" style:num-suffix="." style:num-format="1" text:display-levels="6">
        <style:list-level-properties text:min-label-width="1.499cm" text:min-label-distance="0.3cm"/>
      </text:list-level-style-number>
      <text:list-level-style-number text:level="7" text:style-name="Numbering_20_Symbols" style:num-suffix="." style:num-format="1" text:display-levels="7">
        <style:list-level-properties text:min-label-width="1.499cm" text:min-label-distance="0.3cm"/>
      </text:list-level-style-number>
      <text:list-level-style-number text:level="8" text:style-name="Numbering_20_Symbols" style:num-suffix="." style:num-format="1" text:display-levels="8">
        <style:list-level-properties text:min-label-width="1.499cm" text:min-label-distance="0.3cm"/>
      </text:list-level-style-number>
      <text:list-level-style-number text:level="9" text:style-name="Numbering_20_Symbols" style:num-suffix="." style:num-format="1" text:display-levels="9">
        <style:list-level-properties text:min-label-width="1.499cm" text:min-label-distance="0.3cm"/>
      </text:list-level-style-number>
      <text:list-level-style-number text:level="10" text:style-name="Numbering_20_Symbols" style:num-suffix="." style:num-format="1" text:display-levels="10">
        <style:list-level-properties text:min-label-width="1.499cm" text:min-label-distance="0.3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1.001cm" fo:page-height="29.7cm" style:num-format="1" style:print-orientation="portrait" fo:margin-top="2.499cm" fo:margin-bottom="2.499cm" fo:margin-left="3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footer>
        <text:p text:style-name="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ohan Jonkers</meta:initial-creator>
    <meta:creation-date>2007-04-24T10:47:56</meta:creation-date>
    <dc:creator>Johan Jonkers</dc:creator>
    <dc:date>2007-05-04T16:42:12</dc:date>
    <dc:language>en-US</dc:language>
    <meta:editing-cycles>27</meta:editing-cycles>
    <meta:editing-duration>PT8H15M29S</meta:editing-duration>
    <meta:template xlink:type="simple" xlink:actuate="onRequest" xlink:role="template" xlink:href="/.openoffice.org2/user/template/cq2styles.ott" xlink:title="cq2styles" meta:date="2007-04-24T10:47:54"/>
    <meta:user-defined meta:name="Info 1"/>
    <meta:user-defined meta:name="Info 2"/>
    <meta:user-defined meta:name="Info 3"/>
    <meta:user-defined meta:name="Info 4"/>
    <meta:document-statistic meta:table-count="15" meta:image-count="0" meta:object-count="0" meta:page-count="15" meta:paragraph-count="227" meta:word-count="2443" meta:character-count="15022"/>
  </office:meta>
</office:document-meta>
</file>